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Standard" style:list-style-name="L25"/>
    <style:style style:name="P44" style:family="paragraph" style:parent-style-name="Standard" style:list-style-name="L33"/>
    <style:style style:name="P45" style:family="paragraph" style:parent-style-name="Heading_20_3" style:master-page-name="">
      <style:paragraph-properties style:page-number="auto" fo:break-before="page"/>
    </style:style>
    <style:style style:name="P46" style:family="paragraph" style:parent-style-name="Heading_20_1" style:master-page-name="">
      <style:paragraph-properties style:page-number="auto" fo:break-before="page"/>
    </style:style>
    <style:style style:name="P47" style:family="paragraph" style:parent-style-name="Heading_20_1" style:master-page-name="">
      <style:paragraph-properties style:page-number="auto" fo:break-before="page">
        <style:tab-stops/>
      </style:paragraph-properties>
    </style:style>
    <style:style style:name="P48" style:family="paragraph" style:parent-style-name="Heading_20_1" style:master-page-name="">
      <style:paragraph-properties style:page-number="auto" fo:break-before="auto" fo:break-after="auto"/>
    </style:style>
    <style:style style:name="P49" style:family="paragraph" style:parent-style-name="Heading_20_2" style:master-page-name="">
      <style:paragraph-properties style:page-number="auto" fo:break-before="page"/>
    </style:style>
    <style:style style:name="P50"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1" style:family="paragraph" style:parent-style-name="Text_20_body" style:list-style-name="L1"/>
    <style:style style:name="P52" style:family="paragraph" style:parent-style-name="Text_20_body" style:list-style-name="L2"/>
    <style:style style:name="P53" style:family="paragraph" style:parent-style-name="Text_20_body" style:list-style-name="L3"/>
    <style:style style:name="P54" style:family="paragraph" style:parent-style-name="Text_20_body" style:list-style-name="L4"/>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list-style-name="L8"/>
    <style:style style:name="P59" style:family="paragraph" style:parent-style-name="Text_20_body" style:list-style-name="L9"/>
    <style:style style:name="P60" style:family="paragraph" style:parent-style-name="Text_20_body" style:list-style-name="L10"/>
    <style:style style:name="P61" style:family="paragraph" style:parent-style-name="Text_20_body" style:list-style-name="L11"/>
    <style:style style:name="P62" style:family="paragraph" style:parent-style-name="Text_20_body" style:list-style-name="L12"/>
    <style:style style:name="P63" style:family="paragraph" style:parent-style-name="Text_20_body" style:list-style-name="L13"/>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6"/>
    <style:style style:name="P67" style:family="paragraph" style:parent-style-name="Text_20_body" style:list-style-name="L17"/>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6"/>
    <style:style style:name="P76" style:family="paragraph" style:parent-style-name="Text_20_body" style:list-style-name="L27"/>
    <style:style style:name="P77" style:family="paragraph" style:parent-style-name="Text_20_body" style:list-style-name="L28"/>
    <style:style style:name="P78" style:family="paragraph" style:parent-style-name="Text_20_body" style:list-style-name="L29"/>
    <style:style style:name="P79" style:family="paragraph" style:parent-style-name="Text_20_body" style:list-style-name="L30"/>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4"/>
    <style:style style:name="P83" style:family="paragraph" style:parent-style-name="Text_20_body" style:list-style-name="L37"/>
    <style:style style:name="P84" style:family="paragraph" style:parent-style-name="Text_20_body" style:list-style-name="L22">
      <style:paragraph-properties fo:margin-left="1.251cm" fo:margin-right="0cm" fo:text-indent="0cm" style:auto-text-indent="false"/>
    </style:style>
    <style:style style:name="P85" style:family="paragraph" style:parent-style-name="Text_20_body" style:list-style-name="L27">
      <style:paragraph-properties fo:margin-left="1.251cm" fo:margin-right="0cm" fo:text-indent="0cm" style:auto-text-indent="false"/>
    </style:style>
    <style:style style:name="P86" style:family="paragraph" style:parent-style-name="Text_20_body" style:list-style-name="L33">
      <style:paragraph-properties fo:margin-left="2.205cm" fo:margin-right="0cm" fo:text-indent="0cm" style:auto-text-indent="false"/>
    </style:style>
    <style:style style:name="P87" style:family="paragraph" style:parent-style-name="Corps_20_de_20_texte.Paragraph" style:list-style-name="L22">
      <style:paragraph-properties fo:margin-left="1.251cm" fo:margin-right="0cm" fo:text-indent="0cm" style:auto-text-indent="false"/>
    </style:style>
    <style:style style:name="P88" style:family="paragraph" style:parent-style-name="descrText" style:list-style-name="L36"/>
    <style:style style:name="P89"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0" style:family="paragraph" style:parent-style-name="descrText" style:list-style-name="L36">
      <style:paragraph-properties fo:margin-left="0cm" fo:margin-right="1.499cm" fo:text-indent="0cm" style:auto-text-indent="false"/>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fo:text-align="start"/>
      <style:text-properties style:text-line-through-style="none" style:font-name="Arial4" fo:font-size="10pt" fo:font-style="normal" style:text-underline-style="none" fo:font-weight="normal"/>
    </style:style>
    <style:style style:name="P93" style:family="paragraph">
      <style:paragraph-properties fo:text-align="center"/>
      <style:text-properties style:text-line-through-style="none" style:font-name="Arial4" fo:font-size="11pt" fo:font-style="normal" style:text-underline-style="none" fo:font-weight="normal"/>
    </style:style>
    <style:style style:name="P94"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0.0.oxt&#13;&#13;08.06.2020 13:11:41&#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lo-A-0.1.0.oxt&#13;&#13;13.06.2020 11:27: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yw-cnv-L-0.99.0.oxt&#13;Update file created : yw-cnv-L.update.xml&#13;&#13;18.06.2020 09:54:30&#13;&#13;__ Compilation of the extension &quot;For all users&quot; __&#13;&#13;&#13;Extension package created : yw-cnv-Ls-0.99.0.oxt&#13;Update file created : yw-cnv-Ls.update.xml&#13;&#13;18.06.2020 09:54:3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31"/>
      <text:p text:style-name="P32">Extension Compiler</text:p>
      <text:p text:style-name="TitreDoc">Description and Tool for</text:p>
      <text:p text:style-name="TitreDoc">tools eExtension : <text:file-name text:display="name">yw-cnv</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229241167793099291" text:style-name="L1">
        <text:list-item>
          <text:p text:style-name="P51">Basic macros with add-on buttons and / or menus (just like the old Add-On concept)</text:p>
        </text:list-item>
        <text:list-item>
          <text:p text:style-name="P51">Java, JavaScript, Beanshell, Python based scripts with add-on buttons and / or menus</text:p>
        </text:list-item>
        <text:list-item>
          <text:p text:style-name="P51">Only a script library or dialog library without any addition or change in buttons or menu </text:p>
        </text:list-item>
        <text:list-item>
          <text:p text:style-name="P51">Configuration files, including changes (mergings) in existing menus and toolbars</text:p>
        </text:list-item>
        <text:list-item>
          <text:p text:style-name="P51">Extensions containing Uno components</text:p>
        </text:list-item>
        <text:list-item>
          <text:p text:style-name="P51">Extensions using libraries in native computer language.</text:p>
        </text:list-item>
        <text:list-item>
          <text:p text:style-name="P51">Or a mix of the elements above.</text:p>
        </text:list-item>
        <text:list-item>
          <text:p text:style-name="P51">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45110068038328236" text:style-name="L2">
        <text:list-item>
          <text:p text:style-name="P52">Version 2.1.2 :</text:p>
        </text:list-item>
      </text:list>
      <text:list xml:id="list1419046496563075003" text:style-name="L3">
        <text:list-item>
          <text:list>
            <text:list-item>
              <text:p text:style-name="P53">Localized help : resolved non-functional hyperlink due to API incompatibility introduced by Apache OpenOffice 4.1 (and LibreOffice 4.0).</text:p>
            </text:list-item>
          </text:list>
        </text:list-item>
      </text:list>
      <text:list xml:id="list29772036" text:continue-list="list645110068038328236" text:style-name="L2">
        <text:list-item>
          <text:p text:style-name="P52">Version 2.1.1 :</text:p>
        </text:list-item>
      </text:list>
      <text:list xml:id="list8189409041723661834" text:style-name="L4">
        <text:list-item>
          <text:list>
            <text:list-item>
              <text:p text:style-name="P54">Documentation chapter 3.7.10 <text:span text:style-name="InstructionMacro">setMergePoint</text:span>, the list of commands for Arg2 was incorrect.</text:p>
            </text:list-item>
            <text:list-item>
              <text:p text:style-name="P54">Example in module Template7 had an incorrect argument Arg3 in <text:span text:style-name="InstructionMacro">setMergePoint</text:span>.</text:p>
            </text:list-item>
            <text:list-item>
              <text:p text:style-name="P54">When creating an hyperlink in a help page, the keyword (internal, external, etc) is now recognized in any character case.</text:p>
            </text:list-item>
            <text:list-item>
              <text:p text:style-name="P54">Creation of localized help, hyperlink to an existing OpenOffice help page : the address of a help page displayed by the macro was incorrect when the page was found by a help search.</text:p>
            </text:list-item>
          </text:list>
        </text:list-item>
      </text:list>
      <text:list xml:id="list29746321" text:continue-list="list29772036" text:style-name="L2">
        <text:list-item>
          <text:p text:style-name="P52">Version 2.1.0 :</text:p>
        </text:list-item>
      </text:list>
      <text:list xml:id="list5628070699740417778" text:style-name="L5">
        <text:list-item>
          <text:list>
            <text:list-item>
              <text:p text:style-name="P55">An extension can define several toolbars (instead of only one).</text:p>
            </text:list-item>
            <text:list-item>
              <text:p text:style-name="P55">The list of Application contexts is revised, see chapter 3.5.</text:p>
            </text:list-item>
            <text:list-item>
              <text:p text:style-name="P55">The argument of <text:span text:style-name="InstructionMacro">beginMergeInstruction</text:span> becomes mandatory.</text:p>
            </text:list-item>
          </text:list>
        </text:list-item>
      </text:list>
      <text:list xml:id="list29744267" text:continue-list="list29746321" text:style-name="L2">
        <text:list-item>
          <text:p text:style-name="P52">Version 2.0.0 :</text:p>
        </text:list-item>
      </text:list>
      <text:list xml:id="list7081845997865779672" text:style-name="L6">
        <text:list-item>
          <text:list>
            <text:list-item>
              <text:p text:style-name="P56">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6"><text:s/>As a consequence of above, block <text:span text:style-name="InstructionMacro">Dependencies</text:span> and instruction <text:span text:style-name="InstructionMacro">setOOoDependency</text:span> are suppressed.</text:p>
            </text:list-item>
            <text:list-item>
              <text:p text:style-name="P56">Arg3 of <text:span text:style-name="InstructionMacro">beginDescription</text:span> is no longer used.</text:p>
            </text:list-item>
            <text:list-item>
              <text:p text:style-name="P56">Syntax of Block <text:span text:style-name="InstructionMacro">UpdateInformation</text:span> and instruction <text:span text:style-name="InstructionMacro">setUpdateSource</text:span> have changed.</text:p>
            </text:list-item>
            <text:list-item>
              <text:p text:style-name="P56">Syntax of instruction <text:span text:style-name="InstructionMacro">setLicense</text:span> has changed.</text:p>
            </text:list-item>
            <text:list-item>
              <text:p text:style-name="P56">Some obsolete extension features are no longer supported. Compiled extensions now need OpenOffice.org version 2.4 or more recent (LibreOffice, Apache OpenOffice).</text:p>
            </text:list-item>
            <text:list-item>
              <text:p text:style-name="P56">Macros of this document are now published under Apache License version 2.0.</text:p>
            </text:list-item>
          </text:list>
        </text:list-item>
      </text:list>
      <text:list xml:id="list29745965" text:continue-list="list29744267" text:style-name="L2">
        <text:list-item>
          <text:p text:style-name="P52">Version 1.5.3 :</text:p>
        </text:list-item>
      </text:list>
      <text:list xml:id="list6498590914667787667" text:style-name="L7">
        <text:list-item>
          <text:list>
            <text:list-item>
              <text:p text:style-name="P57">Help pages containing an hyperlink to an OpenOffice help page : a macro provides now the address of the page. See explanations at <text:span text:style-name="T9">Page7 : Hyperlinks</text:span>.</text:p>
            </text:list-item>
            <text:list-item>
              <text:p text:style-name="P57">The license examples are purged from the directives for use which are not part of the license itself.</text:p>
            </text:list-item>
            <text:list-item>
              <text:p text:style-name="P57">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604757661900305096" text:style-name="L8">
        <text:list-item>
          <text:p text:style-name="P58">Basic library Standard, Module1 : your instruction inside the Sub myExtension</text:p>
        </text:list-item>
        <text:list-item>
          <text:p text:style-name="P58"><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8">Localized <text:a xlink:type="simple" xlink:href="#6.4.2.Help pages for ExtensionCompiler|outline" text:style-name="Internet_20_link" text:visited-style-name="Visited_20_Internet_20_Link">help text pages and trees</text:a>.</text:p>
        </text:list-item>
      </text:list>
      <text:h text:style-name="P46"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yw-cnv</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2" svg:width="0.802cm" svg:height="0.451cm" svg:x="2.3cm" svg:y="0.199cm" draw:control="control1"/><draw:control text:anchor-type="paragraph" draw:z-index="4" draw:style-name="gr1" draw:text-style-name="P92"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2" svg:width="0.802cm" svg:height="0.451cm" svg:x="2.304cm" svg:y="0.199cm" draw:control="control3"/><draw:control text:anchor-type="paragraph" draw:z-index="6" draw:style-name="gr1" draw:text-style-name="P92" svg:width="9cm" svg:height="0.451cm" svg:x="3.6cm" svg:y="0.196cm" draw:control="control4"/>To version</text:p>
      <text:p text:style-name="Frame_20_contents"/>
      <text:p text:style-name="Frame_20_contents"/>
      <text:p text:style-name="Frame_20_contents"><draw:control text:anchor-type="paragraph" draw:z-index="7" draw:style-name="gr1" draw:text-style-name="P93" svg:width="8.362cm" svg:height="0.689cm" svg:x="3.621cm" svg:y="0.252cm" draw:control="control5"/></text:p>
      <text:p text:style-name="Frame_20_contents"/>
      <text:p text:style-name="P34">Compilation results</text:p>
      <text:p text:style-name="P34"><draw:control text:anchor-type="paragraph" draw:z-index="8" draw:style-name="gr1" draw:text-style-name="P94"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5"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2" svg:width="0.802cm" svg:height="0.451cm" svg:x="2.33cm" svg:y="0.199cm" draw:control="control6"/><draw:control text:anchor-type="paragraph" draw:z-index="11" draw:style-name="gr1" draw:text-style-name="P92"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2" svg:width="0.802cm" svg:height="0.451cm" svg:x="2.33cm" svg:y="0.199cm" draw:control="control8"/><draw:control text:anchor-type="paragraph" draw:z-index="13" draw:style-name="gr1" draw:text-style-name="P92"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3"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4"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5"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2" svg:width="0.802cm" svg:height="0.451cm" svg:x="2.33cm" svg:y="0.199cm" draw:control="control11"/><draw:control text:anchor-type="paragraph" draw:z-index="18" draw:style-name="gr1" draw:text-style-name="P92"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3"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4" svg:width="14.001cm" svg:height="4.001cm" svg:x="0.4cm" svg:y="0.459cm" draw:control="control16"/></text:p>
      <text:p text:style-name="Frame_20_contents"/>
     </draw:text-box>
    </draw:frame></text:p>
      <text:h text:style-name="P46"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8814173663694833683" text:style-name="L9">
        <text:list-item>
          <text:p text:style-name="P59">Description</text:p>
        </text:list-item>
        <text:list-item>
          <text:p text:style-name="P59">Annexes</text:p>
        </text:list-item>
        <text:list-item>
          <text:p text:style-name="P59">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358023143586178866" text:style-name="L10">
        <text:list-item>
          <text:p text:style-name="P60">Script libraries (Basic, JavaScript, Python, etc) or Dialog libraries, or other non-component libraries,</text:p>
        </text:list-item>
        <text:list-item>
          <text:p text:style-name="P60">shared component libraries,</text:p>
        </text:list-item>
        <text:list-item>
          <text:p text:style-name="P60">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332146934920840578" text:style-name="L11">
        <text:list-item>
          <text:p text:style-name="P61">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60226177432933638" text:style-name="L12">
        <text:list-item text:start-value="1">
          <text:p text:style-name="P62">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2">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1">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1">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5"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775622649268998847" text:style-name="L13">
        <text:list-item>
          <text:p text:style-name="P63">A Feed file contains the internet addresses for one or more Update Information files (each for an extension).</text:p>
        </text:list-item>
        <text:list-item>
          <text:p text:style-name="P63">The Update Information File mainly contains dependency information about the new version, and :</text:p>
        </text:list-item>
      </text:list>
      <text:list xml:id="list3276921287154496357" text:style-name="L14">
        <text:list-item>
          <text:p text:style-name="P64">either the internet address to download the new version of the extension</text:p>
        </text:list-item>
        <text:list-item>
          <text:p text:style-name="P64">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548631017121587132" text:style-name="L15">
        <text:list-item text:start-value="1">
          <text:p text:style-name="P65">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5">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8963198875590024545" text:style-name="L16">
        <text:list-item>
          <text:p text:style-name="P66">Arg1 : <text:span text:style-name="InstructionMacro">String</text:span> : mandatory : <text:span text:style-name="InstructionMacro">"File"</text:span> or <text:span text:style-name="InstructionMacro">"Schema"</text:span></text:p>
        </text:list-item>
        <text:list-item>
          <text:p text:style-name="P66">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671985798377841303" text:style-name="L17">
        <text:list-item>
          <text:p text:style-name="P67">Arg1 : <text:span text:style-name="InstructionMacro">String</text:span> : mandatory, type of control used for the button</text:p>
        </text:list-item>
      </text:list>
      <text:list xml:id="list1676589679957922432" text:style-name="L18">
        <text:list-item>
          <text:p text:style-name="P68">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433559492169270815" text:style-name="L19">
        <text:list-item>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516825643559220306" text:style-name="L20">
        <text:list-item text:start-value="1">
          <text:p text:style-name="P70">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0">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0">Arg1 : <text:span text:style-name="InstructionMacro">String</text:span> : mandatory ; URL path to an image file ; the path is relative to the extension folder.</text:p>
        </text:list-item>
        <text:list-item text:start-value="1">
          <text:p text:style-name="P70">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984973348604534688" text:style-name="L21">
        <text:list-item>
          <text:p text:style-name="P71">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8982660314987716329" text:style-name="L22">
        <text:list-item>
          <text:p text:style-name="P72">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4">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7">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4">if at installation, no license is appropriate for the locale, the first license is displayed.</text:p>
        </text:list-item>
        <text:list-item>
          <text:p text:style-name="P72">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1">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1">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1">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1">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510251528554268950" text:style-name="L23">
        <text:list-item>
          <text:p text:style-name="P73">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3">Arg1 : <text:span text:style-name="InstructionMacro">String</text:span> : mandatory ; property name</text:p>
        </text:list-item>
        <text:list-item>
          <text:p text:style-name="P73">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name of the publisher.</text:p>
        </text:list-item>
        <text:list-item>
          <text:p text:style-name="P69">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9">Arg1 : <text:span text:style-name="InstructionMacro">String</text:span> : mandatory ; locale, example <text:span text:style-name="InstructionMacro">"en"</text:span>.</text:p>
        </text:list-item>
        <text:list-item>
          <text:p text:style-name="P69">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348551088576525279" text:style-name="L24">
        <text:list-item>
          <text:p text:style-name="P74">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820933224706598831" text:style-name="L25">
        <text:list-item text:start-value="1">
          <text:p text:style-name="P43">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3">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081297421058652924" text:style-name="L26">
        <text:list-item text:start-value="1">
          <text:p text:style-name="P75">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5">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24538687251476767" text:style-name="L27">
        <text:list-item>
          <text:p text:style-name="P76">Arg1 : <text:span text:style-name="InstructionMacro">String</text:span> : how to find the update.xml file</text:p>
        </text:list-item>
        <text:list-item>
          <text:p text:style-name="P8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5"><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6">Arg2 : <text:span text:style-name="InstructionMacro">String</text:span> : how to find the oxt file</text:p>
        </text:list-item>
        <text:list-item>
          <text:p text:style-name="P8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5"><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8669203769001305231" text:style-name="L28">
        <text:list-item>
          <text:p text:style-name="P77">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7">Arg2 : <text:span text:style-name="InstructionMacro">String</text:span> : the library name (which is also the name of the folder containing the Basic library).</text:p>
        </text:list-item>
        <text:list-item>
          <text:p text:style-name="P77">Arg3 : <text:span text:style-name="InstructionMacro">String</text:span> : the name of the module containing the macro.</text:p>
        </text:list-item>
        <text:list-item>
          <text:p text:style-name="P77">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2091766828393164041" text:style-name="L29">
        <text:list-item>
          <text:p text:style-name="P78">Arg1 : <text:span text:style-name="InstructionMacro">String</text:span> : <text:span text:style-name="InstructionMacro">"BeanShell"</text:span></text:p>
        </text:list-item>
        <text:list-item>
          <text:p text:style-name="P78">Arg2 : <text:span text:style-name="InstructionMacro">String</text:span> : the library name (which is also the name of the folder containing the BeanShell library).</text:p>
        </text:list-item>
        <text:list-item>
          <text:p text:style-name="P78">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7578926612354151606" text:style-name="L30">
        <text:list-item>
          <text:p text:style-name="P79">Arg1 : <text:span text:style-name="InstructionMacro">String</text:span> : <text:span text:style-name="InstructionMacro">"JavaScript"</text:span></text:p>
        </text:list-item>
        <text:list-item>
          <text:p text:style-name="P79">Arg2 : <text:span text:style-name="InstructionMacro">String</text:span> : the library name (which is also the name of the folder containing the JavaScript library).</text:p>
        </text:list-item>
        <text:list-item>
          <text:p text:style-name="P79">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826985239035785131" text:style-name="L31">
        <text:list-item>
          <text:p text:style-name="P80">Arg1 : <text:span text:style-name="InstructionMacro">String</text:span> : <text:span text:style-name="InstructionMacro">"Java"</text:span></text:p>
        </text:list-item>
        <text:list-item>
          <text:p text:style-name="P80">Arg2 : <text:span text:style-name="InstructionMacro">String</text:span> : the library name (which is also the name of the folder containing the Java library).</text:p>
        </text:list-item>
        <text:list-item>
          <text:p text:style-name="P80">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0">Arg1 : <text:span text:style-name="InstructionMacro">String</text:span> : <text:span text:style-name="InstructionMacro">"Python"</text:span></text:p>
        </text:list-item>
        <text:list-item>
          <text:p text:style-name="P80">Arg2 : <text:span text:style-name="InstructionMacro">String</text:span> : the path to the Python file, relative to the extension folder</text:p>
        </text:list-item>
        <text:list-item>
          <text:p text:style-name="P80">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243508402449256496" text:style-name="L32">
        <text:list-item>
          <text:p text:style-name="P81">Arg1 : <text:span text:style-name="InstructionMacro">String</text:span> : ""</text:p>
        </text:list-item>
        <text:list-item>
          <text:p text:style-name="P81">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2639800724065714666" text:style-name="L33">
        <text:list-item text:start-value="1">
          <text:p text:style-name="P44">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4">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4">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4">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6"><text:span text:style-name="InstructionMacro">"Basic"</text:span> : folder containing the Basic Library (code and dialog modules)</text:p>
        </text:list-item>
        <text:list-item>
          <text:p text:style-name="P86"><text:span text:style-name="InstructionMacro">"Dialog"</text:span> : folder containing the Dialog Library (dialog modules only)</text:p>
        </text:list-item>
        <text:list-item>
          <text:p text:style-name="P86"><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6"><text:span text:style-name="InstructionMacro">"Python"</text:span> : folder containing the python file(s) containing the script(s)</text:p>
        </text:list-item>
        <text:list-item>
          <text:p text:style-name="P86"><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088027721761988055" text:style-name="L34">
        <text:list-item>
          <text:p text:style-name="P82">first create the library in My Macros with the user interface, and test your routines ;</text:p>
        </text:list-item>
        <text:list-item>
          <text:p text:style-name="P82">copy the folder that OOo created from your <text:span text:style-name="InstructionMacro">user/</text:span> folder to your extension folder ; for Basic, use the « Export as Basic library » facility</text:p>
        </text:list-item>
        <text:list-item>
          <text:p text:style-name="P8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0">Arg1 : <text:span text:style-name="InstructionMacro">String</text:span> : begins with <text:span text:style-name="InstructionMacro">"media-type="</text:span> followed by the complete media type string</text:p>
        </text:list-item>
        <text:list-item>
          <text:p text:style-name="P80">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7"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8"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6" text:outline-level="1"><text:bookmark-start text:name="__RefHeading__78142_325084090"/>Data used by extension <text:file-name text:display="name">yw-cnv</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text:p>
      <text:p text:style-name="P39"><text:soft-page-break/><text:s/></text:p>
      <text:p text:style-name="P40">yWriter5 style proof reading:</text:p>
      <text:p text:style-name="P39"><text:span text:style-name="T2">- </text:span>Export an yWriter 6/7 project to an OpenDocument file with chapter and scene markers.</text:p>
      <text:list xml:id="list4592271400156586351" text:style-name="L35">
        <text:list-header>
          <text:p text:style-name="P89">- Write back the proofread scenes to the yWriter 6/7 project file.</text:p>
        </text:list-header>
      </text:list>
      <text:p text:style-name="P39"/>
      <text:p text:style-name="P40">Import from yw6/7 project:</text:p>
      <text:p text:style-name="P40">- <text:span text:style-name="T4">Generate a "standard manuscript" formatted OpenDocument textfile from an yWriter 6/7 project.</text:span></text:p>
      <text:p text:style-name="P41"/>
      <text:p text:style-name="P40">Export to a yw7 project:</text:p>
      <text:p text:style-name="P40">- <text:span text:style-name="T4">Generate a new yWriter 6/7 project from a work in progress or an outline.</text:span></text:p>
      <text:p text:style-name="descrText"/>
      <text:p text:style-name="descrText">Adds a submenu in the "File" menu.</text:p>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6/7 Projekt in eine OpenDocument-Datei mit Kapitel- und Szenenmarkierungen exportieren.</text:p>
      <text:list xml:id="list4350527585069227275" text:style-name="L36">
        <text:list-header>
          <text:p text:style-name="P88">- Korrekturgelesene Szenen in die yWriter 6/7 Projektdatei zurückschreiben.<text:line-break/><text:line-break/><text:span text:style-name="T2">Aus einem yw6/7 Projekt importieren:</text:span></text:p>
          <text:p text:style-name="P88">- Eine mit "Normseiten" formatierte OpenDocument Textdatei aus einem yWriter 6/7 Projekt erzeugen.<text:line-break/><text:line-break/><text:span text:style-name="T2">In ein yw7 Projekt exportieren:</text:span></text:p>
          <text:p text:style-name="P88">- Ein neues yWriter 6/7 Projekt aus einem Text (work in progress) oder einer Dokumentenstruktur (outline) erzeugen.</text:p>
          <text:p text:style-name="P90"/>
          <text:p text:style-name="P90">Fügt ein Untermenü im Menü "Datei" hinzu.<text:line-break/></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102751748645832205" text:style-name="L37">
        <text:list-item>
          <text:p text:style-name="P83">Create a Writer file containing the licenses (possibly in several languages). You can of course have a Table of Contents and use formatting. </text:p>
        </text:list-item>
        <text:list-item>
          <text:p text:style-name="P83">In order to provide a read-only text, convert the Writer file to PDF and store the PDF in the folder dedicated to your extension. </text:p>
        </text:list-item>
        <text:list-item>
          <text:p text:style-name="P8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text:soft-page-break/>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text:s/>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8202838354660435055"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36029199233492867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579289191065633580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9775991"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27008766463394544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text:soft-page-break/>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363330047348940869"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78894926498684311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ext:soft-page-break/>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text:soft-pag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7</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text:soft-page-break/>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9</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text:soft-page-break/>A section like the above one may be referenced (embedded) in other pages of your help. There is an example <office:annotation>
     <dc:creator>BM</dc:creator>
     <dc:date>2008-03-26T00:00:00.79</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9</dc:date>
     <text:p>internal</text:p>
     <text:p>Page2</text:p>
     <text:p/>
    </office:annotation>Paragraph styles</text:p>
      <text:p text:style-name="P28"><office:annotation>
     <dc:creator>BM</dc:creator>
     <dc:date>2008-03-13T00:00:00.79</dc:date>
     <text:p>internal</text:p>
     <text:p>Page7</text:p>
     <text:p/>
    </office:annotation>Hyperlinks</text:p>
      <text:p text:style-name="hlp_5f_paragraph"><text:span text:style-name="T15"><office:annotation>
      <dc:creator>BM</dc:creator>
      <dc:date>2008-03-13T00:00:00.80</dc:date>
      <text:p>internal</text:p>
      <text:p>Page3</text:p>
      <text:p/>
     </office:annotation></text:span><text:span text:style-name="T15">Text formatting</text:span></text:p>
      <text:p text:style-name="P28"><office:annotation>
     <dc:creator>BM</dc:creator>
     <dc:date>2008-03-26T00:00:00.8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text:soft-page-break/>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80</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0</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0</dc:date>
     <text:p>external</text:p>
     <text:p>text/swriter/main0210.xhp</text:p>
     <text:p/>
    </office:annotation><text:span text:style-name="T15">Preview topic</text:span> </text:p>
      <text:p text:style-name="hlp_5f_paragraph">This hyperlink displays <text:s/><office:annotation>
     <dc:creator>BM</dc:creator>
     <dc:date>2008-03-15T00:00:00.81</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text:soft-page-break/>Page9 : Inserting images</text:p>
      <text:list xml:id="list29761509" text:continue-list="list8202838354660435055"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9773648" text:continue-list="list2977599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1</dc:date>
     <text:p text:style-name="P91"><text:span text:style-name="T24">image</text:span></text:p>
     <text:p text:style-name="P91"><text:span text:style-name="T24">Images/Help/dontfeedtrolls.gif</text:span></text:p>
     <text:p text:style-name="P91"><text:span text:style-name="T24">icon</text:span></text:p>
     <text:p text:style-name="P91"><text:span text:style-name="T24"/></text:p>
    </office:annotation> within a text.</text:p>
      <text:p text:style-name="hlp_5f_paragraph"><text:line-break/><text:line-break/>Now a bigger image in a blank line.</text:p>
      <text:p text:style-name="hlp_5f_paragraph"><office:annotation>
     <dc:creator>Bernard Marcelly</dc:creator>
     <dc:date>2009-01-24T10:50:50.82</dc:date>
     <text:p text:style-name="P91"><text:span text:style-name="T24">image</text:span></text:p>
     <text:p text:style-name="P91"><text:span text:style-name="T24">Images/Help/sailingShip.wmf</text:span></text:p>
     <text:p text:style-name="P91"><text:span text:style-name="T24">Old sailing ship</text:span></text:p>
     <text:p text:style-name="P91"><text:span text:style-name="T24"/></text:p>
    </office:annotation></text:p>
      <text:p text:style-name="hlp_5f_paragraph"/>
      <text:p text:style-name="hlp_5f_paragraph"><text:line-break/><text:line-break/><text:soft-page-break/>Finally an image<office:annotation>
     <dc:creator>Bernard Marcelly</dc:creator>
     <dc:date>2009-01-24T20:53:22.82</dc:date>
     <text:p text:style-name="P91"><text:span text:style-name="T24">imageOOo</text:span></text:p>
     <text:p text:style-name="P91"><text:span text:style-name="T24">sd/res/get1obj.png</text:span></text:p>
    </office:annotation> from OpenOffice resources</text:p>
      <text:p text:style-name="hlp_5f_page">Page10 : Creating the Help tree</text:p>
      <text:list xml:id="list29753741" text:continue-list="list2976150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text:soft-page-break/>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yw-cnv</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yw-cnv extension for LibreOffice: Import and export yWriter 6/7 projects</text:p>
      <text:p text:style-name="hlp_5f_head2">Features</text:p>
      <text:p text:style-name="hlp_5f_head3">yWriter5 style proof reading</text:p>
      <text:p text:style-name="hlp_5f_head4">Load yWriter 6/7 chapters and scenes into an OpenDocument file with chapter and scene markers.</text:p>
      <text:list xml:id="list29750542" text:continue-list="list29773648" text:style-name="hlp_5f_list_5f_dot">
        <text:list-item>
          <text:p text:style-name="hlp_5f_list_5f_dot">The proof read document is placed in the same folder as the yWriter project.</text:p>
        </text:list-item>
        <text:list-item>
          <text:p text:style-name="hlp_5f_list_5f_dot">Document's filename: <text:span text:style-name="hlp_5f_emph">&lt;yW project name&gt;_proof.odt</text:span>.</text:p>
        </text:list-item>
      </text:list>
      <text:p text:style-name="hlp_5f_head4">Write back the proofread scenes to the yWriter 6/7 project file.</text:p>
      <text:list xml:id="list29776103" text:continue-numbering="true" text:style-name="hlp_5f_list_5f_dot">
        <text:list-item>
          <text:p text:style-name="hlp_5f_list_5f_dot">The yWriter 6/7 project to rewrite must exist in the document folder.</text:p>
        </text:list-item>
        <text:list-item>
          <text:p text:style-name="hlp_5f_list_5f_dot">If both yw6 and yw7 project files exist, yw7 is rewritten. </text:p>
        </text:list-item>
      </text:list>
      <text:p text:style-name="hlp_5f_head3">Import from yw6/7 project</text:p>
      <text:p text:style-name="hlp_5f_head4">Generate a "standard manuscript pages" formatted OpenDocument textfile from an yWriter 6/7 project.</text:p>
      <text:list xml:id="list29760386" text:continue-numbering="true" text:style-name="hlp_5f_list_5f_dot">
        <text:list-item>
          <text:p text:style-name="hlp_5f_list_5f_dot">The document is placed in the same folder as the yWriter project.</text:p>
        </text:list-item>
        <text:list-item>
          <text:p text:style-name="hlp_5f_list_5f_dot">Document's filename: <text:span text:style-name="hlp_5f_emph">&lt;yW project name&gt;.odt</text:span>.</text:p>
        </text:list-item>
      </text:list>
      <text:p text:style-name="hlp_5f_head3">Create a new yw7 project </text:p>
      <text:p text:style-name="hlp_5f_head4">Generate a new yWriter 7 project from a work in progress or an outline.</text:p>
      <text:list xml:id="list29773232" text:continue-numbering="true" text:style-name="hlp_5f_list_5f_dot">
        <text:list-item>
          <text:p text:style-name="hlp_5f_list_5f_dot">The new yWriter project is placed in the same folder as the document.</text:p>
        </text:list-item>
        <text:list-item>
          <text:p text:style-name="hlp_5f_list_5f_dot">yWriter project's filename: <text:span text:style-name="hlp_5f_emph">&lt;document name&gt;.yw7</text:span>.</text:p>
        </text:list-item>
        <text:list-item>
          <text:p text:style-name="hlp_5f_list_5f_dot">Existing yWriter 7 projects will not be overwritten.</text:p>
        </text:list-item>
      </text:list>
      <text:p text:style-name="hlp_5f_paragraph"/>
      <text:p text:style-name="hlp_5f_head5">Format a work in progress or outline:</text:p>
      <text:list xml:id="list29768674"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Optional: <text:span text:style-name="hlp_5f_emph">{#</text:span>Chapter description<text:span text:style-name="hlp_5f_emph">#}</text:span>.</text:p>
        </text:list-item>
        <text:list-item>
          <text:p text:style-name="hlp_5f_list_5f_dot"><text:soft-page-break/>Optional: <text:span text:style-name="hlp_5f_emph">{_</text:span>Scene description<text:span text:style-name="hlp_5f_emph">_}</text:span>.</text:p>
        </text:list-item>
        <text:list-item>
          <text:p text:style-name="hlp_5f_list_5f_dot">Text in paragraphs is considered to be scene content.</text:p>
        </text:list-item>
        <text:list-item>
          <text:p text:style-name="hlp_5f_list_5f_dot"><text:span text:style-name="hlp_5f_emph">* * *</text:span> <text:s/>--&gt; <text:s/>Scene divider (unless there is a heading).</text:p>
        </text:list-item>
        <text:list-item>
          <text:p text:style-name="hlp_5f_list_5f_dot">Optional: <text:span text:style-name="hlp_5f_emph">Heading 3</text:span> --&gt; <text:s/>New scene title.</text:p>
        </text:list-item>
      </text:list>
      <text:p text:style-name="hlp_5f_head5">Outline mode (optional):</text:p>
      <text:list xml:id="list29772560" text:continue-numbering="true" text:style-name="hlp_5f_list_5f_dot">
        <text:list-item>
          <text:p text:style-name="hlp_5f_list_5f_dot"><text:span text:style-name="hlp_5f_emph">{outline}</text:span> at the top of the document.</text:p>
        </text:list-item>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yw-cnv</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72" meta:word-count="13623" meta:character-count="8426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yw-cnv", "0.99.0") 

  setExtensionDescription("en, de")
  setDisplayName("en", "yw-cnv - yWriter support for LibreOffice.")
  setDisplayName("de", "yw-cnv - yWriter-Unterstützung für LibreOffice.")
  setTooltip("en, de", "en") ' deprecated ! starting from 3.1,use instead setExtensionDescription
  
  setPublisherName("en", "Peter Triesberger", "https://github.com/peter88213")
  setLicense("en")

  beginUpdateInformation("direct", "direct") 
	setUpdateSource("https://raw.githubusercontent.com/peter88213/yw-cnv/master/", "https://raw.githubusercontent.com/peter88213/yw-cnv/master/dist/")
  endUpdateInformation
  
  setHelp("en") ' should be after setDisplayName instructions
  
endDescription  


beginAnnexes 
  useLibrary("Python", "yw-cnv/")


endAnnexes

beginAddonUI


  beginOfficeMenuBarMerging  

    beginMergeInstruction("Writer")
    
      setMergePoint(".uno:PickList\.uno:Save", "AddBefore", "Ignore")
      
      beginMergeItems
      
        addSeparator
        
        beginMenu()

          beginTitles
	        setTitle("yWriter Import/Export")
          endTitles
		  
          beginMenuItems

			beginCommand
	            beginTitles()
			 	    setTitle("Import from yWriter", "en")
			        setTitle("Von yWriter importieren", "de")
	            endTitles
	            setURL("Python", "yw-cnv/openyw.py", "import_yw")
			endCommand

			beginCommand
	            beginTitles()
			 	    setTitle("Import from yWriter for proof reading", "en")
			        setTitle("Von yWriter zum Korrekturlesen importieren", "de")
	            endTitles
	            setURL("Python", "yw-cnv/openyw.py", "proof_yw")
			endCommand
			
        	addSeparator

			beginCommand
	            beginTitles()
			 	    setTitle("Export to yWriter", "en")
			        setTitle("Zu yWriter exportieren", "de")
	            endTitles
	            setURL("Python", "yw-cnv/saveyw.py", "export_yw")
			endCommand
        
          endMenuItems
        endMenu

        addSeparator

      endMergeItems
      
    endMergeInstruction

  endOfficeMenuBarMerging



  beginAddonMenu

    beginMenu
      beginTitles
	    setTitle("yWriter", "en")
        setTitle("yWriter", "de")
      endTitles

      beginMenuItems
   
		beginCommand
            beginTitles("Writer, Calc")
		 	    setTitle("Import from yWriter", "en")
		        setTitle("von yWriter importieren", "de")
            endTitles
            setURL("Python", "yw-cnv/openyw.py", "import_yw")

		endCommand
		
		beginCommand
            beginTitles("Writer")
		 	    setTitle("Import from yWriter for proof reading", "en")
		        setTitle("von yWriter zum Korrekturlesen importieren", "de")
            endTitles
            setURL("Python", "yw-cnv/openyw.py", "proof_yw")

		endCommand
		
		beginCommand
            beginTitles("Writer, Calc")
		 	    setTitle("Export to yWriter", "en")
		        setTitle("Nach yWriter exportieren", "de")
            endTitles
            setURL("Python", "yw-cnv/saveyw.py", "export_yw")

		endCommand

        addSeparator
        		
	    beginMenu
	      beginTitles("Writer, Calc")
		    setTitle("Special features", "en")

	      endTitles
	
	      beginMenuItems
	   
			beginCommand
	            beginTitles("Writer, Calc")
			 	    setTitle("Manuscript with chapter and scene sections", "en")
	            endTitles
	            setURL("Python", "yw-cnv/openyw.py", "get_manuscript")
			endCommand

			beginCommand
	            beginTitles("Writer, Calc")
			 	    setTitle("Scene descriptions", "en")
	            endTitles
	            setURL("Python", "yw-cnv/openyw.py", "get_scenedesc")
			endCommand

			beginCommand
	            beginTitles("Writer, Calc")
			 	    setTitle("Chapter descriptions", "en")
	            endTitles
	            setURL("Python", "yw-cnv/openyw.py", "get_chapterdesc")
			endCommand

			beginCommand
	            beginTitles("Writer, Calc")
			 	    setTitle("Part descriptions", "en")
	            endTitles
	            setURL("Python", "yw-cnv/openyw.py", "get_partdesc")
			endCommand

        	addSeparator
        	
			beginCommand
	            beginTitles("Writer, Calc")
			 	    setTitle("Scene list", "en")
	            endTitles
	            setURL("Python", "yw-cnv/openyw.py", "get_scenelist")
			endCommand

			beginCommand
	            beginTitles("Writer, Calc")
			 	    setTitle("Character list", "en")
	            endTitles
	            setURL("Python", "yw-cnv/openyw.py", "get_charlist")
			endCommand

			beginCommand
	            beginTitles("Writer, Calc")
			 	    setTitle("Location list", "en")
	            endTitles
	            setURL("Python", "yw-cnv/openyw.py", "get_loclist")
			endCommand

			beginCommand
	            beginTitles("Writer, Calc")
			 	    setTitle("Item list", "en")
	            endTitles
	            setURL("Python", "yw-cnv/openyw.py", "get_itemlist")
			endCommand

			beginCommand
	            beginTitles("Writer, Calc")
			 	    setTitle("Plot list", "en")
	            endTitles
	            setURL("Python", "yw-cnv/openyw.py", "get_plotlist")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